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2.898cm" fo:min-width="13.30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74cm" fo:min-width="1.52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2" draw:layer="layout" svg:width="13.86cm" svg:height="13.2cm" svg:x="0.5cm" svg:y="0.5cm">
            <text:p text:style-name="P1"><text:span text:style-name="T1">Totalmente </text:span></text:p>
            <text:p text:style-name="P1"><text:span text:style-name="T1">Centralizado</text:span></text:p>
            <text:p text:style-name="P1">______________</text:p>
            <text:p text:style-name="P1"/>
            <text:p text:style-name="P1"><text:span text:style-name="T2">Intermediários centrais estão no controle, por exemplo, Sistema Financeiro</text:span>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3.86cm" svg:height="13.2cm" svg:x="18.98cm" svg:y="0.5cm">
            <text:p text:style-name="P1"><text:span text:style-name="T1">Semi </text:span></text:p>
            <text:p text:style-name="P1"><text:span text:style-name="T1">Descentralizado</text:span></text:p>
            <text:p text:style-name="P1">______________</text:p>
            <text:p text:style-name="P1"/>
            <text:p text:style-name="P1"><text:span text:style-name="T2">Intermediários competem com os outros, por exemplo, quando múltiplos provedores de serviço disputam para ganhar um contrato</text:span>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3.86cm" svg:height="13.2cm" svg:x="37.46cm" svg:y="0.5cm">
            <text:p text:style-name="P1"><text:span text:style-name="T1">Totalmente </text:span></text:p>
            <text:p text:style-name="P1"><text:span text:style-name="T1">Descentralizado</text:span></text:p>
            <text:p text:style-name="P1">______________</text:p>
            <text:p text:style-name="P1"/>
            <text:p text:style-name="P1"><text:span text:style-name="T2">Intermediários não são necessários, por exemplo, no </text:span><text:span text:style-name="T3">Bitcoin</text:span>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2.31cm" svg:height="1.98cm" svg:x="15.614cm" svg:y="5.91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3" draw:layer="layout" svg:width="2.31cm" svg:height="1.98cm" svg:x="15.615cm" svg:y="5.91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3" draw:layer="layout" svg:width="2.31cm" svg:height="1.98cm" svg:x="34.095cm" svg:y="5.91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51.82cm" fo:page-height="14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08-23T09:43:14.337104441</dc:date>
    <meta:editing-duration>PT1H17M24S</meta:editing-duration>
    <meta:editing-cycles>8</meta:editing-cycles>
    <meta:generator>LibreOffice/7.3.5.2$Linux_X86_64 LibreOffice_project/30$Build-2</meta:generator>
    <meta:document-statistic meta:object-count="7"/>
  </office:meta>
</office:document-meta>
</file>